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1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_20__28_var_29_" draw:marker-end="" draw:fill="none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93cm" fo:min-width="0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12cm" fo:min-width="0cm"/>
    </style:style>
    <style:style style:name="gr8" style:family="graphic" style:parent-style-name="standard">
      <style:graphic-properties draw:stroke="dash" draw:stroke-dash="Ultrafine_20_Dashed" draw:fill="none" draw:opacity="0%" draw:textarea-horizontal-align="justify" draw:textarea-vertical-align="middle" draw:auto-grow-height="false" draw:shadow-opacity="0%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xml:id="id2" draw:id="id2" draw:layer="layout" svg:width="3.423cm" svg:height="1.663cm" svg:x="7.1cm" svg:y="3.838cm">
          <draw:text-box>
            <text:p>Epo-EpoR</text:p>
          </draw:text-box>
        </draw:frame>
        <draw:frame draw:style-name="gr2" draw:text-style-name="P1" draw:layer="layout" svg:width="16.496cm" svg:height="0.89cm" svg:x="-0.1cm" svg:y="0.001cm">
          <draw:text-box>
            <text:p><text:span text:style-name="T1">Erythropoietin (Epo)- Erythropoietin Recptor (EpoR) <text:s/>Model </text:span></text:p>
          </draw:text-box>
        </draw:frame>
        <draw:line draw:style-name="gr3" draw:text-style-name="P2" draw:layer="layout" svg:x1="0.5cm" svg:y1="4.689cm" svg:x2="16cm" svg:y2="4.689cm">
          <text:p/>
        </draw:line>
        <draw:frame draw:style-name="gr4" xml:id="id3" draw:id="id3" draw:layer="layout" svg:width="1.628cm" svg:height="0.963cm" svg:x="2.992cm" svg:y="1.485cm">
          <draw:text-box>
            <text:p>Epo</text:p>
          </draw:text-box>
        </draw:frame>
        <draw:frame draw:style-name="gr5" draw:text-style-name="P2" xml:id="id1" draw:id="id1" draw:layer="layout" svg:width="2.085cm" svg:height="1.743cm" svg:x="1.415cm" svg:y="3.758cm">
          <draw:text-box>
            <text:p text:style-name="P2">EpoR</text:p>
          </draw:text-box>
        </draw:frame>
        <draw:connector draw:style-name="gr6" draw:text-style-name="P2" draw:layer="layout" draw:type="curve" svg:x1="3.5cm" svg:y1="4.629cm" svg:x2="7.1cm" svg:y2="4.669cm" draw:start-shape="id1" draw:start-glue-point="1" draw:end-shape="id2" draw:end-glue-point="3" svg:d="m3500 4629c2700 0 900 40 3600 40">
          <text:p/>
        </draw:connector>
        <draw:connector draw:style-name="gr6" draw:text-style-name="P2" draw:layer="layout" draw:type="curve" svg:x1="3.806cm" svg:y1="2.448cm" svg:x2="7.1cm" svg:y2="4.669cm" draw:start-shape="id3" draw:start-glue-point="2" draw:end-shape="id2" draw:end-glue-point="3" svg:d="m3806 2448c0 1481 1098 2221 3294 2221">
          <text:p/>
        </draw:connector>
        <draw:frame draw:style-name="gr2" draw:text-style-name="P3" draw:layer="layout" svg:width="4.697cm" svg:height="0.802cm" svg:x="5.301cm" svg:y="3.002cm">
          <draw:text-box>
            <text:p><text:span text:style-name="T2">Extracellular space</text:span></text:p>
          </draw:text-box>
        </draw:frame>
        <draw:frame draw:style-name="gr2" draw:text-style-name="P3" draw:layer="layout" svg:width="4.503cm" svg:height="0.802cm" svg:x="1.102cm" svg:y="5.702cm">
          <draw:text-box>
            <text:p><text:span text:style-name="T2">intracellular space</text:span></text:p>
          </draw:text-box>
        </draw:frame>
        <draw:frame draw:style-name="gr2" draw:text-style-name="P3" draw:layer="layout" svg:width="3.855cm" svg:height="0.802cm" svg:x="12.409cm" svg:y="4.048cm">
          <draw:text-box>
            <text:p><text:span text:style-name="T2">Cell membrane</text:span></text:p>
          </draw:text-box>
        </draw:frame>
        <draw:frame draw:style-name="gr7" xml:id="id4" draw:id="id4" draw:layer="layout" svg:width="3.423cm" svg:height="1.662cm" svg:x="5.901cm" svg:y="7.339cm">
          <draw:text-box>
            <text:p>Epo-EpoR</text:p>
          </draw:text-box>
        </draw:frame>
        <draw:connector draw:style-name="gr6" draw:text-style-name="P2" draw:layer="layout" draw:type="curve" svg:x1="9.324cm" svg:y1="8.17cm" svg:x2="10.523cm" svg:y2="4.669cm" draw:start-shape="id4" draw:start-glue-point="1" draw:end-shape="id2" svg:d="m9324 8170c2550 0 1950-3501 1199-3501">
          <text:p/>
        </draw:connector>
        <draw:connector draw:style-name="gr6" draw:text-style-name="P2" draw:layer="layout" draw:type="curve" svg:x1="12.602cm" svg:y1="7.821cm" svg:x2="10.523cm" svg:y2="4.669cm" draw:start-shape="id5" draw:end-shape="id2" svg:d="m12602 7821c-1558 0-519-3152-2079-3152">
          <text:p/>
        </draw:connector>
        <draw:frame draw:style-name="gr4" xml:id="id5" draw:id="id5" draw:layer="layout" svg:width="1.979cm" svg:height="0.963cm" svg:x="12.602cm" svg:y="7.34cm">
          <draw:text-box>
            <text:p>dEpo</text:p>
          </draw:text-box>
        </draw:frame>
        <draw:frame draw:style-name="gr4" xml:id="id6" draw:id="id6" draw:layer="layout" svg:width="1.979cm" svg:height="0.963cm" svg:x="11.703cm" svg:y="1.641cm">
          <draw:text-box>
            <text:p>dEpo</text:p>
          </draw:text-box>
        </draw:frame>
        <draw:connector draw:style-name="gr6" draw:text-style-name="P2" draw:layer="layout" draw:type="curve" draw:line-skew="0.417cm" svg:x1="13.591cm" svg:y1="7.34cm" svg:x2="11.703cm" svg:y2="2.122cm" draw:start-shape="id5" draw:start-glue-point="0" draw:end-shape="id6" draw:end-glue-point="3" svg:d="m13591 7340c0-2926-1195-2438-1855-3011s-784-2207-33-2207">
          <text:p/>
        </draw:connector>
        <draw:custom-shape draw:style-name="gr8" draw:text-style-name="P2" draw:layer="layout" svg:width="11.5cm" svg:height="2.712cm" svg:x="4.3cm" svg:y="6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5cm" svg:height="1.9cm" svg:x="2.5cm" svg:y="1.10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465cm" svg:height="0.824cm" svg:x="13.7cm" svg:y="2.277cm">
          <draw:text-box>
            <text:p><text:span text:style-name="T3">Y</text:span><text:span text:style-name="T4">1</text:span><text:span text:style-name="T3"> = epo.e</text:span></text:p>
          </draw:text-box>
        </draw:frame>
        <draw:frame draw:style-name="gr2" draw:text-style-name="P4" draw:layer="layout" svg:width="2.321cm" svg:height="0.824cm" svg:x="13.403cm" svg:y="8.502cm">
          <draw:text-box>
            <text:p><text:span text:style-name="T3">Y</text:span><text:span text:style-name="T4">3</text:span><text:span text:style-name="T3"> = epo.i</text:span></text:p>
          </draw:text-box>
        </draw:frame>
        <draw:frame draw:style-name="gr2" draw:text-style-name="P4" draw:layer="layout" svg:width="2.584cm" svg:height="0.824cm" svg:x="8.101cm" svg:y="4.823cm">
          <draw:text-box>
            <text:p><text:span text:style-name="T3">Y</text:span><text:span text:style-name="T4">2</text:span><text:span text:style-name="T3"> = epo.m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marker-end="Dimension_20_Lines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1cm" fo:text-indent="0cm"/>
      <style:text-properties style:use-window-font-color="true" style:text-outline="false" style:text-line-through-style="none" fo:font-family="Arial" style:font-family-generic="roman" style:font-pitch="variable" fo:font-size="14.3000001907349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177cm" fo:text-indent="0cm"/>
      <style:text-properties fo:font-size="12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2cm" fo:text-indent="0cm"/>
      <style:text-properties fo:font-size="10.8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8cm" fo:text-indent="0cm"/>
      <style:text-properties fo:font-size="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4cm" fo:text-indent="0cm"/>
      <style:text-properties fo:font-size="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4cm" fo:text-indent="0cm"/>
      <style:text-properties fo:font-size="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4cm" fo:text-indent="0cm"/>
      <style:text-properties fo:font-size="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4cm" fo:text-indent="0cm"/>
      <style:text-properties fo:font-size="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4cm" fo:text-indent="0cm"/>
      <style:text-properties fo:font-size="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815cm" fo:page-height="9.39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29cm" svg:x="1cm" svg:y="3.758cm"/>
      <draw:page-thumbnail draw:layer="backgroundobjects" svg:width="8.999cm" svg:height="5.029cm" svg:x="1cm" svg:y="12.334cm"/>
      <draw:page-thumbnail draw:layer="backgroundobjects" svg:width="8.999cm" svg:height="5.029cm" svg:x="1cm" svg:y="20.91cm"/>
      <draw:page-thumbnail draw:layer="backgroundobjects" svg:width="8.999cm" svg:height="5.029cm" svg:x="11cm" svg:y="3.758cm"/>
      <draw:page-thumbnail draw:layer="backgroundobjects" svg:width="8.999cm" svg:height="5.029cm" svg:x="11cm" svg:y="12.334cm"/>
      <draw:page-thumbnail draw:layer="backgroundobjects" svg:width="8.999cm" svg:height="5.029cm" svg:x="11cm" svg:y="20.91cm"/>
    </style:handout-master>
    <style:master-page style:name="Default" style:page-layout-name="PM1" draw:style-name="Mdp1">
      <draw:frame presentation:style-name="Default-title" draw:layer="backgroundobjects" svg:width="15.133cm" svg:height="1.569cm" svg:x="0.84cm" svg:y="0.373cm" presentation:class="title" presentation:placeholder="true">
        <draw:text-box/>
      </draw:frame>
      <draw:frame presentation:style-name="Default-outline1" draw:layer="backgroundobjects" svg:width="15.133cm" svg:height="5.45cm" svg:x="0.84cm" svg:y="2.198cm" presentation:class="outline" presentation:placeholder="true">
        <draw:text-box/>
      </draw:frame>
      <draw:frame presentation:style-name="Mpr1" draw:text-style-name="MP1" draw:layer="backgroundobjects" svg:width="3.917cm" svg:height="0.648cm" svg:x="0.84cm" svg:y="8.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33cm" svg:height="0.648cm" svg:x="5.75cm" svg:y="8.5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917cm" svg:height="0.648cm" svg:x="12.055cm" svg:y="8.5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5M23S</meta:editing-duration>
    <meta:editing-cycles>19</meta:editing-cycles>
    <meta:generator>LibreOffice/3.6$Windows_x86 LibreOffice_project/e29a214-2bbed72-0621de6-a97528c-8f066d</meta:generator>
    <dc:date>2012-10-23T12:50:05.86</dc:date>
    <meta:document-statistic meta:object-count="44"/>
  </office:meta>
</office:document-meta>
</file>